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d170" officeooo:paragraph-rsid="0011d17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d170" officeooo:paragraph-rsid="0011d17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1d170" officeooo:paragraph-rsid="0011d170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1d170" officeooo:paragraph-rsid="0011d170" style:font-size-asian="14pt" style:font-weight-asian="bold" style:font-size-complex="14pt" style:font-weight-complex="bold"/>
    </style:style>
    <style:style style:name="P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1d170" officeooo:paragraph-rsid="0011d1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most All Digital Electronics L/C Meter IIB</text:p>
      <text:p text:style-name="P2">Neil Hecht <text:s/>(? to Aug 19, 2015)</text:p>
      <text:p text:style-name="P2">Nuts &amp; Volts April 1997</text:p>
      <text:p text:style-name="P1"/>
      <text:p text:style-name="P1"><text:span text:style-name="T1">Build this self-calibrating, autoranging inductance/capacitance meter and sort out all those rf and audio chokes and capacitors you have stashed in your junk box. <text:s/>Its range -- from .001 UHY to 100 MHY and .01 PF to 1 UFD -- covers the vast majority of components for rf and audio filters, amplifiers, and oscillators.</text:span></text:p>
      <text:p text:style-name="P5"/>
      <text:p text:style-name="P1">Back in the 1950s, my dad and I built a lot of amateur radio equipment which involved winding our own coils for tuned circuits. The one thing we always wished for was a piece of test equipment to measure small values of inductance and capacitance. <text:s/>More than 40 years later, I have developed just such a piece of equipment, and -- although my dad is no longer with me -- I'm sure that other amateurs, engineers, and electronics enthusiasts will appreciate being able to measure small inductors and capacitors.</text:p>
      <text:p text:style-name="P1"/>
      <text:p text:style-name="P1">L/C Meter IIB is a handheld digital inductance/capacitance meter that features AUTOMATIC RANGING and SELF-CALIBRATION. <text:s/>If you do a good job of soldering, it is a "turn it on and it works" project.</text:p>
      <text:p text:style-name="P1"/>
      <text:p text:style-name="P4">Specifications</text:p>
      <text:p text:style-name="P1">The unit displays values in one of two modes which can be changed during operation. <text:s/>The "micro mode" displays values in uHy, mHy, pF, and uF when applicable. <text:s/>In this mode, for example, 10.00 nano-Farads displays as .01000 micro-Farads and 1 nano-Henry displays as .001 micro-Hy. It is for old timers like me and is the way many parts are marked. The "nano mode" is for those more metrically inclined. <text:s/>Table 1 shows how each range is displayed in each mode.</text:p>
      <text:p text:style-name="P1"/>
      <text:p text:style-name="P1">One input pin to the micro-controller is a jumper which determines if the unit powers up in the "micro mode" (jumper open) or "nano mode" (jumper shorted).</text:p>
      <text:p text:style-name="P1"/>
      <text:p text:style-name="P4">Operating Modes</text:p>
      <text:p text:style-name="P1">When the Lx and Cx switches are off, pressing the ZERO button sequences L/C</text:p>
      <text:p text:style-name="P1">Meter IIB through five different operating modes:</text:p>
      <text:p text:style-name="P1"/>
      <text:p text:style-name="P1"><text:span text:style-name="T1">READY MEASURE n</text:span> measures Lx or Cx and displays the result in "nano mode"</text:p>
      <text:p text:style-name="P1">(i.e. Lx = 99 nHy, Cx = 12.34 nF).</text:p>
      <text:p text:style-name="P1"/>
      <text:p text:style-name="P1"><text:span text:style-name="T1">READY MEASURE u</text:span> measures Lx or Cx and displays the result in "micro mode"</text:p>
      <text:p text:style-name="P1">(i.e. Lx = .099 uHy, Cx = .01234 uF).</text:p>
      <text:p text:style-name="P1"/>
      <text:p text:style-name="P1"><text:span text:style-name="T1">READY MATCHnMODE </text:span>first measures a reference component Lz or Cz and displays</text:p>
      <text:p text:style-name="P1">the value in "nano mode." When the ZERO button is pressed, this value is</text:p>
      <text:p text:style-name="P1">stored in RAM and the difference between it and subsequent components is</text:p>
      <text:p text:style-name="P1">displayed in "nano mode" (i.e., Lx-Lz = ??? nHy, Cx-Cz = 12.34 nF).</text:p>
      <text:p text:style-name="P1"/>
      <text:p text:style-name="P1"><text:span text:style-name="T1">READY MATCHuMODE</text:span> first measures a reference component Lz or Cz and displays</text:p>
      <text:p text:style-name="P1">the value in "micro mode." <text:s/>When the ZERO button is pressed, this value is</text:p>
      <text:p text:style-name="P1">stored in RAM and the difference between it and subsequent components is</text:p>
      <text:p text:style-name="P1"><text:soft-page-break/>displayed in "micro mode" (i.e., Lx-Lz = .099 uHy, Cx-Cz = .01234 uF).</text:p>
      <text:p text:style-name="P1"/>
      <text:p text:style-name="P1">READY MATCH%MODE first measures ta reference component Lz or Cz and displays</text:p>
      <text:p text:style-name="P1">the value in "nano mode." <text:s/>When the ZERO button is pressed, this value is</text:p>
      <text:p text:style-name="P1">stored in RAM and the ratio of the difference between it and subsequent</text:p>
      <text:p text:style-name="P1">components is displayed in percent (i.e., (Lx-Lz)/Lz*100 = 12.34%,</text:p>
      <text:p text:style-name="P1">(Cx-Cz)/Cz*100 = 12.34%).</text:p>
      <text:p text:style-name="P1"/>
      <text:p text:style-name="P1">Note that a positive reading in the matching modes means Lx is greater than</text:p>
      <text:p text:style-name="P1">Lz, or Cx is greater than Cz, and vise versa.</text:p>
      <text:p text:style-name="P1"/>
      <text:p text:style-name="P1">The L/C Meter IIB is intended to measure inductors and capacitors "out of the</text:p>
      <text:p text:style-name="P1">circuit." <text:s/>Inductors must have a reasonable Q for their value and negligible</text:p>
      <text:p text:style-name="P1">distributed capacitance for their value. <text:s/>I have tested it using commercially</text:p>
      <text:p text:style-name="P1">available RF chokes ranging from 0.1 micro-Henry to 1000 micro-Henry. <text:s/>Hash</text:p>
      <text:p text:style-name="P1">chokes up to 100 micro-Henry wound on ferrite rods; on Pi-wound, RF chokes up</text:p>
      <text:p text:style-name="P1">to 7.5 milli-Henry; on toroid-wound inductors, up to 150 milli-Henry (such as</text:p>
      <text:p text:style-name="P1">the Hi-Q series obtainable from Mouser Electronics); and on several slug-tuned</text:p>
      <text:p text:style-name="P1">inductors from a Coilcraft Slot-10 designers kit (similar to the TOKO line of</text:p>
      <text:p text:style-name="P1">tunable inductors).</text:p>
      <text:p text:style-name="P4"/>
      <text:p text:style-name="P4">Circuit Description</text:p>
      <text:p text:style-name="P1"/>
      <text:p text:style-name="P1">The Oscillator</text:p>
      <text:p text:style-name="P1">The key to L/C Meter IIB's operation is the oscillator circuit in Figure 1.</text:p>
      <text:p text:style-name="P1">The LM311 is a voltage comparator. <text:s/>When power is applied, the voltage at pin</text:p>
      <text:p text:style-name="P1">2 is 2.5 volts, causing the output to be at a level of five volts. <text:s/>This</text:p>
      <text:p text:style-name="P1">charges capacitor C4 through resistor R4 until the voltage at pin 3 equals 2.5</text:p>
      <text:p text:style-name="P1">volts.</text:p>
      <text:p text:style-name="P1"/>
      <text:p text:style-name="P1">As it reaches 2.5 volts, the output switches to a low level, inducing a</text:p>
      <text:p text:style-name="P1">transient into the tank circuit composed of L1 and C1. <text:s/>The transient causes</text:p>
      <text:p text:style-name="P1">the tuned circuit to ring at its resonant frequency. <text:s/>The ringing causes a</text:p>
      <text:p text:style-name="P1">squarewave at the resonant frequency to appear at the output of the voltage</text:p>
      <text:p text:style-name="P1">comparator. <text:s/>The squarewave is coupled back to the tuned circuit through R3</text:p>
      <text:p text:style-name="P1">and C3 sustaining oscillation.</text:p>
      <text:p text:style-name="P1"/>
      <text:p text:style-name="P1">For the nominal values of L1 (68 uHy) and C1 (680 pF), an increase in L of 1</text:p>
      <text:p text:style-name="P1">nHy (.001 uHy) or an increase in C of .01 pF produces a freqeuncy change of</text:p>
      <text:p text:style-name="P1">slightly more than 5 Hz. <text:s/>A 0.2-second measuring period can resolve 5 Hz and</text:p>
      <text:p text:style-name="P1">therefore .001 uHy or .01 pF.</text:p>
      <text:p text:style-name="P1"/>
      <text:p text:style-name="P1">Besied being simple, this oscillator circuit is very reliable in that it</text:p>
      <text:p text:style-name="P1">always starts and can tolerate a large variation in the inductance and</text:p>
      <text:p text:style-name="P1">capacitance used in the tank circuit.</text:p>
      <text:p text:style-name="P1"/>
      <text:p text:style-name="P4">The Micro-Compter</text:p>
      <text:p text:style-name="P1">The complete schematic is shown in Figure 2. <text:s/>The output of the oscillator is</text:p>
      <text:p text:style-name="P1"><text:soft-page-break/>applied to the RTCC (Real Time Clock Count) pin. <text:s/>This increments an eight-bit</text:p>
      <text:p text:style-name="P1">counter inside the microcomputer. <text:s/>The microcomputer accumulates the count for</text:p>
      <text:p text:style-name="P1">a period of 0.2 seconds. <text:s/>The frequency is then the accumulated count divided</text:p>
      <text:p text:style-name="P1">by the period. <text:s/>Discrete signals from the Lx, Cx, and ZERO switches are input</text:p>
      <text:p text:style-name="P1">to the microcomputer so knows what the operator wishes to do.</text:p>
      <text:p text:style-name="P1"/>
      <text:p text:style-name="P1">U2, a PIC16C622 microcomputer, is L/C Meter IIB's brain. <text:s/>The PIC16C622 is an</text:p>
      <text:p text:style-name="P1">advanced version of the familiar PIC16C54 18-pin microcomputer. <text:s/>The 16C622</text:p>
      <text:p text:style-name="P1">has a 14-bit instruction allowing CALLs and GOTOs to anywhere in its 2048</text:p>
      <text:p text:style-name="P1">instruction program memory without the page management overhead of the 16C54.</text:p>
      <text:p text:style-name="P1"/>
      <text:p text:style-name="P1">It has 128 bytes of RAM and an eight-level deep stack rather than the</text:p>
      <text:p text:style-name="P1">two-level stack of the 16C54. <text:s/>It also has interrupts which are not used in</text:p>
      <text:p text:style-name="P1">L/C Meter IIB. <text:s/>Another useful feature is built-in pull-up resistors on the</text:p>
      <text:p text:style-name="P1">inputs which helps reduce the parts count.</text:p>
      <text:p text:style-name="P1"/>
      <text:p text:style-name="P1">Self-Calibrating</text:p>
      <text:p text:style-name="P1">During the calibrate cycle, the microcomputer first measures F1, the frequency</text:p>
      <text:p text:style-name="P1">when only L1 and C1 are in the tank circuit. <text:s/>The frequency will be:</text:p>
      <text:p text:style-name="P1">F1= _____1__________</text:p>
      <text:p text:style-name="P1"><text:s text:c="4"/>2 pi sqrt(L1 C1)</text:p>
      <text:p text:style-name="P1"/>
      <text:p text:style-name="P1">In order to obtain another equation, so that we can solve for both L1 and C1,</text:p>
      <text:p text:style-name="P1">a known capacitor is switched into the tank circuit. <text:s/>The microcomputer</text:p>
      <text:p text:style-name="P1">energizes relay RLY1 by raising the CALIB line to a logic high level which</text:p>
      <text:p text:style-name="P1">switches capacitor C2 into the tank circuit. <text:s/>C2 is a .5% tolerance 1020 pF</text:p>
      <text:p text:style-name="P1">capacitor composed of C2a and C2b. <text:s/>C2a is a 1000pF 2% polystyrene capacitor.</text:p>
      <text:p text:style-name="P1">C2b is a selected NPO ceramic which, in parallel with C2a, equals 1020 pF</text:p>
      <text:p text:style-name="P1">+-5 pF. <text:s/>This causes the frequency to become:</text:p>
      <text:p text:style-name="P1">F2= ______1_______________</text:p>
      <text:p text:style-name="P1"><text:s text:c="4"/>2 pi sqrt(L1(C1+1020))</text:p>
      <text:p text:style-name="P1"/>
      <text:p text:style-name="P1">The two equations can be solved simultaneously to give:</text:p>
      <text:p text:style-name="P1"/>
      <text:p text:style-name="P1">C1= ______F2^2_____ 1020pF</text:p>
      <text:p text:style-name="P1"><text:s text:c="4"/>(F1^2 - F2^2)</text:p>
      <text:p text:style-name="P1">and finally</text:p>
      <text:p text:style-name="P1"/>
      <text:p text:style-name="P1">L1 = _______1______</text:p>
      <text:p text:style-name="P1"><text:s text:c="5"/>4 pi^2 F1^2 C1</text:p>
      <text:p text:style-name="P1"/>
      <text:p text:style-name="P1">Because of the self-calibration capability, the exact values of L1 and C1 are</text:p>
      <text:p text:style-name="P1">not critical, and 10% tolerance components are used. <text:s/>The accuracy of the</text:p>
      <text:p text:style-name="P1">device is dependent upon C2, which is a .5% tolerance capacitor combination.</text:p>
      <text:p text:style-name="P1"/>
      <text:p text:style-name="P1">Measuring Inductance and Capacitance</text:p>
      <text:p text:style-name="P1">When the Lx and Cx switches are off, the microcomputer continuously measures</text:p>
      <text:p text:style-name="P1">F1 to track any drift in frequency. <text:s/>When the Lx switch is depressed, the</text:p>
      <text:p text:style-name="P1">unknown inductor is placed in series with L1. <text:s/>The total inductance is then</text:p>
      <text:p text:style-name="P1"><text:soft-page-break/>L1 + Lx. <text:s/>This causes the frequency to change to:</text:p>
      <text:p text:style-name="P1">F2 = _________1___________</text:p>
      <text:p text:style-name="P1"><text:s text:c="5"/>2 pi sqrt((L1 + Lx) C1)</text:p>
      <text:p text:style-name="P1"/>
      <text:p text:style-name="P1">This equation can be solved simultaneously with the equation for F1:</text:p>
      <text:p text:style-name="P1">F1 = _______1________</text:p>
      <text:p text:style-name="P1"><text:s text:c="5"/>2 pi sqrt(L1 C1)</text:p>
      <text:p text:style-name="P1"/>
      <text:p text:style-name="P1">to produce:</text:p>
      <text:p text:style-name="P1"/>
      <text:p text:style-name="P1"><text:s text:c="5"/>| F1^2 <text:s text:c="3"/>|</text:p>
      <text:p text:style-name="P1">Lx = | ____ -1 | <text:s/>L1</text:p>
      <text:p text:style-name="P1"><text:s text:c="5"/>| F2^2 <text:s text:c="3"/>|</text:p>
      <text:p text:style-name="P1"/>
      <text:p text:style-name="P1">Similarly, when the Cx switch is depressed, the unknown capacitor is placed in</text:p>
      <text:p text:style-name="P1">parallel with C1. <text:s/>The total capacitance is then C1 + Cx.</text:p>
      <text:p text:style-name="P1">F2 = __________1_________</text:p>
      <text:p text:style-name="P1"><text:s text:c="5"/>w pi sqrt( L1(C1+Cx))</text:p>
      <text:p text:style-name="P1"/>
      <text:p text:style-name="P1">to produce:</text:p>
      <text:p text:style-name="P1"/>
      <text:p text:style-name="P1"><text:s text:c="5"/>| F1^2 <text:s text:c="3"/>|</text:p>
      <text:p text:style-name="P1">Cx = | ____ -1 | C1</text:p>
      <text:p text:style-name="P1"><text:s text:c="5"/>| F2^2 <text:s text:c="3"/>|</text:p>
      <text:p text:style-name="P1"/>
      <text:p text:style-name="P1">Stray Inductance and Capacitance</text:p>
      <text:p text:style-name="P1">The circuit traces on the PCB, the switches, and the test leads all contribute</text:p>
      <text:p text:style-name="P1">a small amount of "stray" inductance (Ls) and capacitance (Cs). <text:s/>These stray</text:p>
      <text:p text:style-name="P1">add to the values of L1 or C1 when the Lx or Cx switches are pressed, slightly</text:p>
      <text:p text:style-name="P1">effecting the frequency of F1.</text:p>
      <text:p text:style-name="P1"/>
      <text:p text:style-name="P1">The unit is zeroed by pressing the ZERO switch which causes the unit to store</text:p>
      <text:p text:style-name="P1">the values of stray inductance or capacitance and subtracts them from the</text:p>
      <text:p text:style-name="P1">measured values. <text:s/>The values displayed are:</text:p>
      <text:p text:style-name="P1"/>
      <text:p text:style-name="P1"><text:s text:c="5"/>| F1^2 <text:s text:c="3"/>|</text:p>
      <text:p text:style-name="P1">Lx = | ____ -1 | L1 - Ls</text:p>
      <text:p text:style-name="P1"><text:s text:c="5"/>| F2^2 <text:s text:c="3"/>|</text:p>
      <text:p text:style-name="P1"/>
      <text:p text:style-name="P1">and:</text:p>
      <text:p text:style-name="P1"/>
      <text:p text:style-name="P1"><text:s text:c="5"/>| F1^2 <text:s text:c="3"/>|</text:p>
      <text:p text:style-name="P1">Cx = | ____ -1 | C1 - Cs</text:p>
      <text:p text:style-name="P1"><text:s text:c="5"/>| F2^2 <text:s text:c="3"/>|</text:p>
      <text:p text:style-name="P1"/>
      <text:p text:style-name="P1">To zero Ls, the operator must short-circuit the test leads, press Lx and then</text:p>
      <text:p text:style-name="P1">press the ZERO button. <text:s/>Similarly for capacitors, the operator open circuits</text:p>
      <text:p text:style-name="P1">the test leads, presses Cx, and then presses ZERO.</text:p>
      <text:p text:style-name="P1"/>
      <text:p text:style-name="P1"><text:soft-page-break/>The stored values of Ls and Cs are saved until the operating mode is changed.</text:p>
      <text:p text:style-name="P1">When measuring coponents, it is not necessary to re-ZERO between components.</text:p>
      <text:p text:style-name="P1">When the operating mode is changed from MEASURE to MATCH, these values are</text:p>
      <text:p text:style-name="P1">reset to zero.</text:p>
      <text:p text:style-name="P1"/>
      <text:p text:style-name="P1">You will notice from the previous equations that inserting an unknown always</text:p>
      <text:p text:style-name="P1">causes F2 to be less than F1. <text:s/>If an inductor is inserted when the Cx switch</text:p>
      <text:p text:style-name="P1">is depressed, the result will be an increase in frequency -- F2 greater than</text:p>
      <text:p text:style-name="P1">F1 --rather than a decrease. <text:s/>This is because the inductor has been placed in</text:p>
      <text:p text:style-name="P1">parallel with L1 and inductors in parallel are always less than the value of</text:p>
      <text:p text:style-name="P1">the smallest of the two values.</text:p>
      <text:p text:style-name="P1"/>
      <text:p text:style-name="P1">If the unit detects an increase in frequency, it will display "NOT A</text:p>
      <text:p text:style-name="P1">CAPACITOR." <text:s/>This does not work for very large values of Lx. <text:s/>The decrease in</text:p>
      <text:p text:style-name="P1">the effective value of L1 is trivial, while the shunt capacitance of the</text:p>
      <text:p text:style-name="P1">large inductor is significant, and the frequency will decrease causing an</text:p>
      <text:p text:style-name="P1">erroneous reading.</text:p>
      <text:p text:style-name="P1"/>
      <text:p text:style-name="P1">The effect of putting a capacitor in when the Lx switch is pressed is similar,</text:p>
      <text:p text:style-name="P1">except the oscillator tends to stop, causing F2 to be zero. <text:s/>The unit detects</text:p>
      <text:p text:style-name="P1">this and displays "NOT AN INDUCTOR." <text:s/>This is not true for very large values</text:p>
      <text:p text:style-name="P1">of Cx in which case the unit may display an erroneous reading.</text:p>
      <text:p text:style-name="P1"/>
      <text:p text:style-name="P1">L/C Meter IIB can zer out ANY value in its range. <text:s/>If a value is inserted and</text:p>
      <text:p text:style-name="P1">ZERO'd, the unit will display <text:s/>the difference between it and subsequent</text:p>
      <text:p text:style-name="P1">components similar to the MATCHnMODE and MATCHuMODEs. <text:s/>The difference in the</text:p>
      <text:p text:style-name="P1">MATCHxMODEs is that the range is frozen to the resolution of the initial</text:p>
      <text:p text:style-name="P1">component. <text:s/>This limits the minimum difference in values to be one part in</text:p>
      <text:p text:style-name="P1">10,000, or .01%. <text:s/>The reason for this may not be obvious. <text:s/>The maximum</text:p>
      <text:p text:style-name="P1">resolution of the unit is four digits &lt;i&gt; at the value of the components</text:p>
      <text:p text:style-name="P1">being measured. &lt;/i&gt;</text:p>
      <text:p text:style-name="P1"/>
      <text:p text:style-name="P1">Consider two components: one with an exact value of 5000 pF, and the other</text:p>
      <text:p text:style-name="P1">with an exact value of 5010.25 pF. <text:s/>The difference would be 10.25 pF; however,</text:p>
      <text:p text:style-name="P1">the unit cannot resolve less than 1 pF at this range, and it would be</text:p>
      <text:p text:style-name="P1">misleading to display the fractional portion of the difference.</text:p>
      <text:p text:style-name="P1"/>
      <text:p text:style-name="P4">Floating-Point Math</text:p>
      <text:p text:style-name="P1">From all of the previous equations, it would seem that there is some relatively</text:p>
      <text:p text:style-name="P1">high-powered math involved -- and there is. <text:s/>The upper portion of program</text:p>
      <text:p text:style-name="P1">memory in the microcompute contains a complete 32-bit floating-point math</text:p>
      <text:p text:style-name="P1">package. <text:s/>The math package includes ADD, SUBTRACT, MULTIPLY, and DIVIDE. It</text:p>
      <text:p text:style-name="P1">also contains conversion from INTEGER to FLOATING-POINT, FLOATING-POINT to</text:p>
      <text:p text:style-name="P1">INTEGER, and INTEGER to BCD.</text:p>
      <text:p text:style-name="P1"/>
      <text:p text:style-name="P1">The computer measures frequency by counting the number of oscillator cycles for</text:p>
      <text:p text:style-name="P1">a period of 0.2 seconds. <text:s/>The result is an integer. <text:s/>This number is converted</text:p>
      <text:p text:style-name="P1">to floating-point, and all calculations are done in floating-point. <text:s/>Whe the</text:p>
      <text:p text:style-name="P1">values of Lx or Cx are finally computed, the answer is converted to an integer</text:p>
      <text:p text:style-name="P1"><text:soft-page-break/>and then to BCD for display.</text:p>
      <text:p text:style-name="P1"/>
      <text:p text:style-name="P4">Construction</text:p>
      <text:p text:style-name="P1">These instructions generally apply to a kit purchased from ADE, but will be of</text:p>
      <text:p text:style-name="P1">considerable interest to scratch builders.</text:p>
      <text:p text:style-name="P1"/>
      <text:p text:style-name="P1">The unit is indeed simple, and there is no particular order of assembly.</text:p>
      <text:p text:style-name="P1">Refer to Figure 3, &lt;i&gt;Parts Layout,&lt;/i&gt; for important information.</text:p>
      <text:p text:style-name="P1"/>
      <text:p text:style-name="P1">&lt;b&gt;NOTE: There is only 3/8 inch space under the display. <text:s/>Leave enough lead</text:p>
      <text:p text:style-name="P1">length to tip taller parts at an angle so that the vertical dimension does</text:p>
      <text:p text:style-name="P1">not exceed 3/8 inch. &lt;/b&gt;</text:p>
      <text:p text:style-name="P1"/>
      <text:p text:style-name="P1">Solder P1 -- the male square post header -- at the top of the PCB. <text:s/>Install</text:p>
      <text:p text:style-name="P1">the contrast control, R6, on the back of the PCB -- otherwise you will not be</text:p>
      <text:p text:style-name="P1">able to adjust it with the display installed. <text:s/>Install the two 3/4-inch</text:p>
      <text:p text:style-name="P1">spacers for the test jacks, as shown in Figure 4, &lt;i&gt;Mechanical Detail.&lt;/i&gt;</text:p>
      <text:p text:style-name="P1">This should complete the PCB assembly.</text:p>
      <text:p text:style-name="P1"/>
      <text:p text:style-name="P1">Solder J1 to the display unit. <text:s/>If the display module has 16 holes, install</text:p>
      <text:p text:style-name="P1">the display connector in pins 1-14 of the 16 holes in the display (left 14</text:p>
      <text:p text:style-name="P1">holes when viewed from the front). <text:s/>Of interest to scratch builders -- who may</text:p>
      <text:p text:style-name="P1">have an intelligent 16 character display -- there are two types of these. <text:s/>The</text:p>
      <text:p text:style-name="P1">first is organized as two lines of eight characters; that is, the 16</text:p>
      <text:p text:style-name="P1">characters are not in contiguous RAM locations. <text:s/>It can be recognized as</text:p>
      <text:p text:style-name="P1">having one large IC on the back of the unit. <text:s/>That is the type for which</text:p>
      <text:p text:style-name="P1">L/C Meter IIB's microcontroller is programmed.</text:p>
      <text:p text:style-name="P1"/>
      <text:p text:style-name="P1">The second is organized as one line of 16 characters in contiguous RAM</text:p>
      <text:p text:style-name="P1">locations. <text:s/>It has two ICs on the back. <text:s/>Remember to remove the protective</text:p>
      <text:p text:style-name="P1">film from the display module before putting on the front cover.</text:p>
      <text:p text:style-name="P1"/>
      <text:p text:style-name="P1">Decide which type of capacitor display you prefer the unit to be in upon</text:p>
      <text:p text:style-name="P1">power-up. <text:s/>If you prefer the nF method, solder a jumper wire as indicated on</text:p>
      <text:p text:style-name="P1">the parts layout.</text:p>
      <text:p text:style-name="P1"/>
      <text:p text:style-name="P1">Pass the leads from the battery clip through one of the slots in the battery</text:p>
      <text:p text:style-name="P1">box of the case and solder them to the appropriate pads of the PCB. <text:s/>Plug in</text:p>
      <text:p text:style-name="P1">the display, turn the contrast control fully clockwise, and turn on the unit.</text:p>
      <text:p text:style-name="P1">The unit will display "WAIT" for 10 seconds, followed by "CALIBRATING" for two</text:p>
      <text:p text:style-name="P1">seconds, followed by "READY MEASURE x."</text:p>
      <text:p text:style-name="P1"/>
      <text:p text:style-name="P1">If so, you're up and running. <text:s/>Adjust the contrast control so the background is</text:p>
      <text:p text:style-name="P1">just barely visible. <text:s/>Install the PCB in the bottom of the case using three #4</text:p>
      <text:p text:style-name="P1">sheet metal screws. <text:s/>Install the top cover of the case, and install the binding</text:p>
      <text:p text:style-name="P1">posts as shown in Figure 4. <text:s/>Test leads should not exceed four inches in length</text:p>
      <text:p text:style-name="P1">with a banana plug at one end and an alligator clip at the other.</text:p>
      <text:p text:style-name="P1"/>
      <text:p text:style-name="P1">It may be necessary to "move" the edge of a hole or slot in the case. <text:s/>This is</text:p>
      <text:p text:style-name="P1"><text:soft-page-break/>easily done using sandpaper, file, or hobby knife. <text:s/>Before fitting the test</text:p>
      <text:p text:style-name="P1">jacks or screws in the back of the case, fit the cover and squeeze the case</text:p>
      <text:p text:style-name="P1">together while testing the switches for binding o the edge of the slot. <text:s/>"Move"</text:p>
      <text:p text:style-name="P1">the edge as required.</text:p>
      <text:p text:style-name="P1"/>
      <text:p text:style-name="P1">This PCB is single-sided and has one jumper wire. <text:s/>The kit unit uses double-</text:p>
      <text:p text:style-name="P1">sided, plated thru-hole boards and no jumpers are required.</text:p>
      <text:p text:style-name="P1"/>
      <text:p text:style-name="P4">Troubleshooting</text:p>
      <text:p text:style-name="P1">It is very unlikely you will have any problems; however, if you purchased your</text:p>
      <text:p text:style-name="P1">kit from AADE, they will try to fix it free, except for a $4.00 return postage</text:p>
      <text:p text:style-name="P1">and handling fee.</text:p>
      <text:p text:style-name="P1"/>
      <text:p text:style-name="P1">If it did not work, remove the PCB and carefully inspect to see if you have</text:p>
      <text:p text:style-name="P1">soldered everything that should be soldered and not soldered anything that</text:p>
      <text:p text:style-name="P1">should not be (look for solder bridges). <text:s/>Bad soldering accounts for 99% of</text:p>
      <text:p text:style-name="P1">units failing to work immediately. <text:s/>Here are some hints on where to look.</text:p>
      <text:p text:style-name="P1"/>
      <text:p text:style-name="P1">&lt;b&gt; Blank display: &lt;/b&gt; Contrast control not adjusted correctly. <text:s/>Start with</text:p>
      <text:p text:style-name="P1">it fully clockwise.</text:p>
      <text:p text:style-name="P1"/>
      <text:p text:style-name="P1">&lt;b&gt; Blank display: &lt;/b&gt; Check five-volt power to CPU and display.</text:p>
      <text:p text:style-name="P1"/>
      <text:p text:style-name="P1">&lt;b&gt; Displays eight black squares:&lt;/b&gt; CPU not communicating with display.</text:p>
      <text:p text:style-name="P1">Check solder around CPU and display. <text:s/>CPU crystal not oscillating. <text:s/>Check with</text:p>
      <text:p text:style-name="P1">oscilloscope, if possible.</text:p>
      <text:p text:style-name="P1"/>
      <text:p text:style-name="P1">&lt;b&gt; Displays WAIT, then CALIBRATING and sticks in CALIBRATING: &lt;/b&gt; Oscillator</text:p>
      <text:p text:style-name="P1">(LM311) is not oscillating. <text:s/>Check soldering around LM311, LM311 properly</text:p>
      <text:p text:style-name="P1">installed, parts properly installed. <text:s/>C3 in backwards?</text:p>
      <text:p text:style-name="P1"/>
      <text:p text:style-name="P1">&lt;b&gt; Displays WAIT, then CALIBRATING and sticks in CALIBRATING:&lt;/b&gt; ZERO button</text:p>
      <text:p text:style-name="P1">stuck in or not soldered. <text:s/>Check continuity to ground from pin 13 of the CPU.</text:p>
      <text:p text:style-name="P1"/>
      <text:p text:style-name="P4">Operation</text:p>
      <text:p text:style-name="P1">The typical stray inductance is .04 to .06 uHys, and the typical stray</text:p>
      <text:p text:style-name="P1">capacitance is 5 to 7 pFs. <text:s/>When measuring inductors less than 5 uHys or</text:p>
      <text:p text:style-name="P1">capacitance less than 50 pFs, it is advisable to ZERO the unit first. <text:s/>For</text:p>
      <text:p text:style-name="P1">larger values, the strays are insignificant to the result. <text:s/>It is difficult</text:p>
      <text:p text:style-name="P1">to retain a reading of 0.000 pFs because of the extreme sensitivity of the</text:p>
      <text:p text:style-name="P1">unit. <text:s/>Your body capacitance influences the reading. <text:s/>Try ZEROing the</text:p>
      <text:p text:style-name="P1">capacitance and then move your hands around the test leads without touching</text:p>
      <text:p text:style-name="P1">them. <text:s/>YOu will find you can adjust the reading a few hundreths of a pF.</text:p>
      <text:p text:style-name="P1"/>
      <text:p text:style-name="P1">To measure inductance, place the unknown across the test leads and depress Lx.</text:p>
      <text:p text:style-name="P1"><text:s/>To measure capacitance, place the unknown acrsoss the test leads and press</text:p>
      <text:p text:style-name="P1"><text:s/>Cx.</text:p>
      <text:p text:style-name="P1"/>
      <text:p text:style-name="P1"><text:soft-page-break/>The oscillator tends to drift a few Hertz during the first few minutes of</text:p>
      <text:p text:style-name="P1">operation. <text:s/>When measuring very small values, the unit should be allowed to</text:p>
      <text:p text:style-name="P1">warm up for about five minutes. <text:s/>With a resolution of 5 Hz, the thermal drift</text:p>
      <text:p text:style-name="P1">will always occur, as evidences by a slowly drifting reading. <text:s/>The first</text:p>
      <text:p text:style-name="P1">readings after pressing Lx or Cx are the most accurate.</text:p>
      <text:p text:style-name="P1"/>
      <text:p text:style-name="P4">Accuracy and Resolution</text:p>
      <text:p text:style-name="P1">L/C Meter IIB is specified at 1% of reading. <text:s/>I have about 60 components</text:p>
      <text:p text:style-name="P1">which I had measured on an HP 4275A L/C Meter. <text:s/>Measuring these components on</text:p>
      <text:p text:style-name="P1">L/C Meter IIB found an average error of 0.23% for inductors and 0.24% for</text:p>
      <text:p text:style-name="P1">capacitors. <text:s/>These values ranged from .1 uHy to 6.8 mHy and 2.7 pF to .068 uFd.</text:p>
      <text:p text:style-name="P1">Thse measurements were for a single unit and could vary from unit to unit by</text:p>
      <text:p text:style-name="P1">.5% as a function of the exact value of C2.</text:p>
      <text:p text:style-name="P1"/>
      <text:p text:style-name="P1">L/C Meter IIB has a four-digit resolution which, for small values of L and C,</text:p>
      <text:p text:style-name="P1">are 1 nHy and .01 pF. <text:s/>YOu cannot accurately measure values this small. <text:s/>The</text:p>
      <text:p text:style-name="P1">resolution greatly exceeds the accuracy. <text:s/>You can measure values as small as</text:p>
      <text:p text:style-name="P1">.01 uHy and .1 pF with about 15% accuracy. <text:s/>You generally won't find components</text:p>
      <text:p text:style-name="P1">this small.</text:p>
      <text:p text:style-name="P1"/>
      <text:p text:style-name="P1">For example, a piece of wire less than one inch long is .01 uHy. <text:s/>The</text:p>
      <text:p text:style-name="P1">resolution is, however, relative and can be used for sorting a batch of similar</text:p>
      <text:p text:style-name="P1">components as it truly does indicate which are slightly larger or smaller than</text:p>
      <text:p text:style-name="P1">others. <text:s/>Also, for small values of indictance, the leads will contribute quite</text:p>
      <text:p text:style-name="P1">a bit to the value. <text:s/>Measuring from the ends of the leads instead of next to</text:p>
      <text:p text:style-name="P1">the body of the component can add up to .25 uHy.</text:p>
      <text:p text:style-name="P1"/>
      <text:p text:style-name="P1">For small values, the frequency of operaton (test frequency) is about 750 KHz</text:p>
      <text:p text:style-name="P1">decreasing to about 60 KHz at .1 uFds or 10 mHys and about 20 KHz at 1 uFd</text:p>
      <text:p text:style-name="P1">or 100 mHys. <text:s/>&lt;b&gt;<text:span text:style-name="T1">NV</text:span>&lt;/b&gt;</text:p>
      <text:p text:style-name="P1"/>
      <text:p text:style-name="P1">&lt;b&gt; PARTS LIST&lt;/b&gt;</text:p>
      <text:p text:style-name="P1">__________________</text:p>
      <text:p text:style-name="P1"/>
      <text:p text:style-name="P1">R1, R2, R3<text:tab/>100K ohm 1/4 watt</text:p>
      <text:p text:style-name="P1">R4 <text:s/><text:tab/><text:tab/>47K ohm 1/4 watt</text:p>
      <text:p text:style-name="P1">R5<text:tab/><text:tab/>1000 ohm 1/4 watt</text:p>
      <text:p text:style-name="P1">R6<text:tab/><text:tab/>10K ohm potentiometer<text:tab/>Digi-Key D4AA14-ND</text:p>
      <text:p text:style-name="P1">C1<text:tab/><text:tab/>680 pF</text:p>
      <text:p text:style-name="P1">C2<text:tab/><text:tab/>1000 pF 2%<text:tab/><text:tab/>Mouser 140-PF2A 102F</text:p>
      <text:p text:style-name="P1">C4,C5<text:tab/><text:tab/>.1 uFd ceramic</text:p>
      <text:p text:style-name="P1">C3<text:tab/><text:tab/>10 uFd/10V tantalum</text:p>
      <text:p text:style-name="P1">C3,C8,C9<text:tab/>10 uFd/10V electrolytic</text:p>
      <text:p text:style-name="P1">C6, C7<text:tab/><text:tab/>22 pF ceramic</text:p>
      <text:p text:style-name="P1">X1 <text:s/><text:tab/><text:tab/>8.0 MHz crystal</text:p>
      <text:p text:style-name="P1">L1<text:tab/><text:tab/>100 uHy<text:tab/><text:tab/><text:tab/>Mouser 434-1120-101L</text:p>
      <text:p text:style-name="P1">U1<text:tab/><text:tab/>LM311N voltage comp</text:p>
      <text:p text:style-name="P1">U2<text:tab/><text:tab/>PIC16C622 microcomputer</text:p>
      <text:p text:style-name="P1">U3<text:tab/><text:tab/>78L05 voltage regulator</text:p>
      <text:p text:style-name="P1"><text:soft-page-break/>RLY1<text:tab/><text:tab/>SPST N.O. reed relay<text:tab/>Digi-Key HE206</text:p>
      <text:p text:style-name="P1">DISP<text:tab/><text:tab/>LM-16151 or equiv<text:tab/>Digi-Key OP116</text:p>
      <text:p text:style-name="P1">J1<text:tab/><text:tab/>14-pin square post socket<text:tab/> Digi-Key 929974-01-36</text:p>
      <text:p text:style-name="P1">P1<text:tab/><text:tab/>14-pin square post plug<text:tab/><text:tab/> Digi-Key S1022-36</text:p>
      <text:p text:style-name="P1">Lx, Cx, PWR<text:tab/>DPDT alternate action SW<text:tab/> Digi-Key EG1001</text:p>
      <text:p text:style-name="P1">ZERO<text:tab/><text:tab/>DPDT momentary SW <text:s text:c="4"/><text:tab/><text:tab/> Digi-Key EG1002</text:p>
      <text:p text:style-name="P1">SW buttons<text:tab/> <text:s text:c="4"/><text:tab/> <text:s text:c="6"/><text:tab/><text:tab/><text:tab/> Digi-Key EG1098</text:p>
      <text:p text:style-name="P1">Case<text:tab/><text:tab/><text:tab/><text:tab/><text:tab/><text:tab/> PacTec HP9VB</text:p>
      <text:p text:style-name="P1">Test Jacks<text:tab/>5-way binding posts</text:p>
      <text:p text:style-name="P1"/>
      <text:p text:style-name="P1">The following are available from:</text:p>
      <text:p text:style-name="P1"><text:s text:c="4"/>Almost All Digital Electronics (Visa/MC)</text:p>
      <text:p text:style-name="P1"><text:s text:c="4"/><text:tab/> <text:s text:c="2"/>1412 Elm St., S.E.</text:p>
      <text:p text:style-name="P1"><text:tab/> <text:s text:c="2"/>Auburn, WA 98092</text:p>
      <text:p text:style-name="P1"><text:s text:c="4"/>Voice: 206-351-9316 9am-9pm (usually available on weekends)</text:p>
      <text:p text:style-name="P1"><text:s text:c="4"/><text:tab/> <text:s text:c="2"/>FAX: 206-931-1940</text:p>
      <text:p text:style-name="P1"><text:s text:c="4"/>(NOTE: our are code is scheduled to change to 253 after Apr. '97)</text:p>
      <text:p text:style-name="P1"><text:s text:c="4"/><text:tab/> <text:s text:c="2"/>E-Mail: neil@aade.com</text:p>
      <text:p text:style-name="P1"><text:tab/> <text:s text:c="2"/>http://www.aade.com</text:p>
      <text:p text:style-name="P1"/>
      <text:p text:style-name="P1">Programmed U2<text:tab/>$29.95</text:p>
      <text:p text:style-name="P1">Complete Kit<text:tab/>$89.95 (includes machined case with panel decal)</text:p>
      <text:p text:style-name="P1">Assembled Unit<text:tab/>$109.95</text:p>
      <text:p text:style-name="P1">(INCLUDE $4.00 shipping and handling USA and Canada, $10.50 else-</text:p>
      <text:p text:style-name="P1">where.) (Washington State residents add 8% sales tax.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6:33:28.938940803</meta:creation-date>
    <dc:date>2016-08-25T16:54:48.690039765</dc:date>
    <meta:editing-duration>PT5M48S</meta:editing-duration>
    <meta:editing-cycles>1</meta:editing-cycles>
    <meta:document-statistic meta:table-count="0" meta:image-count="0" meta:object-count="0" meta:page-count="9" meta:paragraph-count="322" meta:word-count="3388" meta:character-count="19391" meta:non-whitespace-character-count="16018"/>
    <meta:generator>LibreOffice/4.3.3.2$Linux_X86_64 LibreOffice_project/430m0$Build-2</meta:generator>
  </office:meta>
</office:document-meta>
</file>